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style:writing-mode="lr-tb"/>
      <style:text-properties fo:font-variant="normal" fo:text-transform="none" fo:color="#2a6099" loext:opacity="100%" style:text-line-through-style="none" style:text-line-through-type="none" style:text-underline-style="none" officeooo:rsid="0007ac9a" officeooo:paragraph-rsid="0007ac9a" style:text-blinking="false" fo:background-color="transparent" style:font-name-complex="Georgia" style:font-size-complex="19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style:writing-mode="lr-tb"/>
      <style:text-properties fo:font-variant="normal" fo:text-transform="none" fo:color="#2a6099" loext:opacity="100%" style:text-line-through-style="none" style:text-line-through-type="none" style:text-underline-style="none" officeooo:rsid="0007ac9a" officeooo:paragraph-rsid="0007ac9a" style:text-blinking="false" fo:background-color="transparent" style:font-name-complex="Georgia" style:font-size-complex="19pt" style:font-style-complex="normal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style:writing-mode="lr-tb"/>
      <style:text-properties fo:font-variant="normal" fo:text-transform="none" fo:color="#2a6099" loext:opacity="100%" style:text-line-through-style="none" style:text-line-through-type="none" style:text-underline-style="none" officeooo:paragraph-rsid="0008a6f9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fo:background-color="#ffffff" style:writing-mode="lr-tb"/>
      <style:text-properties fo:font-variant="normal" fo:text-transform="none" fo:color="#2a6099" loext:opacity="100%" style:text-line-through-style="none" style:text-line-through-type="none" style:text-underline-style="none" officeooo:paragraph-rsid="0008a6f9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#ffffff" style:writing-mode="lr-tb"/>
      <style:text-properties fo:font-variant="normal" fo:text-transform="none" fo:color="#2a6099" loext:opacity="100%" style:text-line-through-style="none" style:text-line-through-type="none" style:text-underline-style="none" style:text-blinking="false" fo:background-color="transparent" style:font-name-complex="Georgia" style:font-size-complex="19pt" style:font-style-complex="normal" style:font-weight-complex="normal"/>
    </style:style>
    <style:style style:name="P6" style:family="paragraph" style:parent-style-name="Text_20_body">
      <style:paragraph-properties fo:line-height="150%"/>
      <style:text-properties fo:color="#2a6099" loext:opacity="100%" fo:background-color="transparent"/>
    </style:style>
    <style:style style:name="T1" style:family="text">
      <style:text-properties officeooo:rsid="0008a6f9"/>
    </style:style>
    <style:style style:name="T2" style:family="text">
      <style:text-properties style:font-name-complex="Georgia" style:font-size-complex="19pt" style:font-style-complex="normal" style:font-weight-complex="normal"/>
    </style:style>
    <style:style style:name="T3" style:family="text">
      <style:text-properties style:font-name="Georgia" fo:font-size="19pt" fo:font-style="normal" fo:font-weight="normal"/>
    </style:style>
    <style:style style:name="T4" style:family="text">
      <style:text-properties officeooo:rsid="0007ac9a" style:font-name-complex="Georgia" style:font-size-complex="19pt" style:font-style-complex="normal" style:font-weight-complex="normal"/>
    </style:style>
    <style:style style:name="T5" style:family="text">
      <style:text-properties officeooo:rsid="0008a6f9" style:font-name-complex="Georgia" style:font-size-complex="19pt" style:font-style-complex="normal" style:font-weight-complex="normal"/>
    </style:style>
    <style:style style:name="T6" style:family="text">
      <style:text-properties officeooo:rsid="0007ac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তারিখঃ ২৮/০৫/২০২৫ ইং </text:p>
      <text:p text:style-name="P1">বরাবর,</text:p>
      <text:p text:style-name="P1">প্রধান শিক্ষক,</text:p>
      <text:p text:style-name="P1">ছাড়ার পাড় হাই স্কুল ,নীলফামারী ।</text:p>
      <text:p text:style-name="P1">বিষয়ঃ <text:s/><text:span text:style-name="T1">অষ্টম</text:span> শ্রেণির রেজিস্ট্রেশন নাম্বারের জন্য আবেদন ।</text:p>
      <text:p text:style-name="P2"/>
      <text:p text:style-name="P3"><text:bookmark text:name="docs-internal-guid-7ace7f82-7fff-5943-3111-d1816b65e1f7"/><text:span text:style-name="T2">সবিনয় নিবেদন এই যে </text:span><text:span text:style-name="T3">, </text:span><text:span text:style-name="T2">আমি শ্রী রাম চন্দ্র রায় , আপনার বিদ্যালয়ের নবম শ্রেণির একজন নিয়মিত ছাত্র। আমার পিতা</text:span><text:span text:style-name="T3">- </text:span><text:span text:style-name="T2">সুভাস চন্দ্র রায় </text:span><text:span text:style-name="T3">, </text:span><text:span text:style-name="T2">মাতা</text:span><text:span text:style-name="T3">- </text:span><text:span text:style-name="T2">জয়ন্তী রানি রায়</text:span><text:span text:style-name="T3">, </text:span><text:span text:style-name="T2">গ্রাম</text:span><text:span text:style-name="T3">-</text:span><text:span text:style-name="T2">উত্তরাশশী কামার পাড়া</text:span><text:span text:style-name="T3">, </text:span><text:span text:style-name="T2">ডাকঘর</text:span><text:span text:style-name="T3">- </text:span><text:span text:style-name="T2">পঞ্চপুকুর </text:span><text:span text:style-name="T3">(</text:span><text:span text:style-name="T2">৫৩০০</text:span><text:span text:style-name="T3">), </text:span><text:span text:style-name="T2">উপজেলা</text:span><text:span text:style-name="T3">-</text:span><text:span text:style-name="T2">নীলফামারী সদর</text:span><text:span text:style-name="T3">, </text:span><text:span text:style-name="T2">জেলা নীলফামারী। । আমার রোল নাম্বার </text:span><text:span text:style-name="T4">০২</text:span><text:span text:style-name="T2">।আমি নীলফামারী </text:span><text:span text:style-name="T4">টেকনিক্যাল</text:span><text:span text:style-name="T2"> স্কুল অ্যান্ড কলেজে ভর্তির সুযোগ পেয়েছি ।এ জন্য আমার </text:span><text:span text:style-name="T5">অষ্টম</text:span><text:span text:style-name="T2"> শ্রেণির রেজিস্ট্রেশন নাম্বার প্রয়োজন । </text:span></text:p>
      <text:p text:style-name="P4"><text:span text:style-name="T2">অতএব </text:span><text:span text:style-name="T3">, </text:span><text:span text:style-name="T2">জনাবের নিকট বিনীত নিবেদন এই যে </text:span><text:span text:style-name="T3">, </text:span><text:span text:style-name="T2">আপনি আমাকে </text:span><text:span text:style-name="T5">অষ্টম</text:span><text:span text:style-name="T2"> শ্রেণির রেজিস্ট্রেশন নাম্বার দিয়ে বাধিত করবেন।</text:span></text:p>
      <text:p text:style-name="P5"/>
      <text:p text:style-name="P5">নিবেদক</text:p>
      <text:p text:style-name="P5">আপনার একান্ত অনুগত ছাত্র</text:p>
      <text:p text:style-name="P5">শ্রী রাম চন্দ্র রায়</text:p>
      <text:p text:style-name="P5">শ্রেণীঃ নবম রোলঃ <text:span text:style-name="T6">০২</text:span></text:p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8T10:12:29.156794000</meta:creation-date>
    <meta:print-date>2025-05-28T10:25:07.866218200</meta:print-date>
    <dc:date>2025-05-28T10:28:52.347973900</dc:date>
    <meta:editing-duration>PT6M4S</meta:editing-duration>
    <meta:editing-cycles>1</meta:editing-cycles>
    <meta:document-statistic meta:table-count="0" meta:image-count="0" meta:object-count="0" meta:page-count="1" meta:paragraph-count="12" meta:word-count="111" meta:character-count="450" meta:non-whitespace-character-count="346"/>
    <meta:generator>LibreOffice/25.2.2.2$Windows_X86_64 LibreOffice_project/7370d4be9e3cf6031a51beef54ff3bda878e3fac</meta:generator>
  </office:meta>
</office:document-meta>
</file>